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951cm" fo:min-width="10.69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2.5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2.1cm" svg:x="7cm" svg:y="1.8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18.4cm" svg:height="2.2cm" svg:x="1cm" svg:y="5.2cm">
          <text:p text:style-name="P2"><text:span text:style-name="T1">user_number_1 = int(input("Please enter a number:"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1" draw:layer="layout" svg:x1="10.2cm" svg:y1="3.9cm" svg:x2="10.2cm" svg:y2="5.2cm">
          <text:p/>
        </draw:line>
        <draw:line draw:style-name="gr3" draw:text-style-name="P1" draw:layer="layout" svg:x1="10.3cm" svg:y1="7.3cm" svg:x2="10.3cm" svg:y2="8.4cm">
          <text:p/>
        </draw:line>
        <draw:custom-shape draw:style-name="gr2" draw:text-style-name="P2" draw:layer="layout" svg:width="18.4cm" svg:height="2.2cm" svg:x="1.2cm" svg:y="8.3cm">
          <text:p text:style-name="P2"><text:span text:style-name="T1">user_number_2 = int(input("Please enter a number:"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layer="layout" svg:width="18.4cm" svg:height="2.2cm" svg:x="0.9cm" svg:y="11.1cm">
          <text:p text:style-name="P2"><text:span text:style-name="T1">user_number_1 = int(input("Please enter a number:"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1" draw:layer="layout" svg:x1="10.5cm" svg:y1="10.5cm" svg:x2="10.5cm" svg:y2="11.2cm">
          <text:p/>
        </draw:line>
        <draw:line draw:style-name="gr3" draw:text-style-name="P1" draw:layer="layout" svg:x1="10.2cm" svg:y1="13.2cm" svg:x2="10.2cm" svg:y2="15.2cm">
          <text:p/>
        </draw:line>
        <draw:custom-shape draw:style-name="gr4" draw:text-style-name="P1" draw:layer="layout" svg:width="4.3cm" svg:height="3.4cm" svg:x="7.964cm" svg:y="15.14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14:11:09.670000000</meta:creation-date>
    <dc:date>2014-11-03T01:21:19.960000000</dc:date>
    <meta:editing-duration>PT4H42S</meta:editing-duration>
    <meta:editing-cycles>8</meta:editing-cycles>
    <meta:generator>LibreOffice/4.3.2.2$Windows_x86 LibreOffice_project/edfb5295ba211bd31ad47d0bad0118690f76407d</meta:generator>
    <meta:document-statistic meta:object-count="9"/>
  </office:meta>
</office:document-meta>
</file>